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5ec" officeooo:paragraph-rsid="001d35ec"/>
    </style:style>
    <style:style style:name="P2" style:family="paragraph" style:parent-style-name="Standard">
      <style:text-properties style:font-name="Calibri" fo:font-size="14pt" officeooo:rsid="001d35ec" officeooo:paragraph-rsid="001d35ec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Calibri" fo:font-size="14pt" style:font-size-asian="14pt" style:font-size-complex="14pt"/>
    </style:style>
    <style:style style:name="T5" style:family="text">
      <style:text-properties style:font-name="Calibri"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e format </text:span><text:span text:style-name="Strong_20_Emphasis"><text:span text:style-name="T5">SVG</text:span></text:span><text:span text:style-name="T4"> (Scalar Vector Graphics)</text:span></text:p>
      <text:p text:style-name="P1"><text:a xlink:type="simple" xlink:href="https://graphiste.com/blog/pourquoi-comment-utiliser-svg-web/" text:style-name="Internet_20_link" text:visited-style-name="Visited_20_Internet_20_Link"><text:span text:style-name="T4">https://graphiste.com/blog/pourquoi-comment-utiliser-svg-web/</text:span></text:a></text:p>
      <text:p text:style-name="P1"><text:a xlink:type="simple" xlink:href="https://blog.ineat-group.com/2019/12/lutilisation-des-images-svg-dans-un-projet-web/" text:style-name="Internet_20_link" text:visited-style-name="Visited_20_Internet_20_Link"><text:span text:style-name="T4">https://blog.ineat-group.com/2019/12/lutilisation-des-images-svg-dans-un-projet-web/</text:span></text:a></text:p>
      <text:p text:style-name="P2"/>
      <text:p text:style-name="P2"/>
      <text:p text:style-name="P2"/>
      <text:p text:style-name="P1"><text:span text:style-name="T4">Contenu graphique, </text:span><text:span text:style-name="Strong_20_Emphasis"><text:span text:style-name="T5">sous forme de code XML. Autrement dit les images sont vectorisées.</text:span></text:span></text:p>
      <text:p text:style-name="P1"><text:span text:style-name="Strong_20_Emphasis"><text:span text:style-name="T5">Avantage les images sont légères, contrairement aux images matricielles (pixélisées).</text:span></text:span></text:p>
      <text:p text:style-name="P1"><text:span text:style-name="Strong_20_Emphasis"><text:span text:style-name="T5">Le SVG (le code XML) peut remplacer une image matricelle . Mais pas une photographie. </text:span></text:span></text:p>
      <text:p text:style-name="P1"><text:span text:style-name="Strong_20_Emphasis"><text:span text:style-name="T5">Seulement des illustrations, des logos et des icônes.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5">Le <text:s/>SVG donne une bonne qualité de rendu. Il ne calcule pas chaque pixel, il crée des vecteurs.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5"/></text:span></text:p>
      <text:p text:style-name="P1"><text:span text:style-name="Strong_20_Emphasis"><text:span text:style-name="T5"/></text:span></text:p>
      <text:p text:style-name="P1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18:58:56.913000000</meta:creation-date>
    <meta:generator>LibreOffice/7.4.5.1$Windows_X86_64 LibreOffice_project/9c0871452b3918c1019dde9bfac75448afc4b57f</meta:generator>
    <dc:date>2023-03-19T17:20:29.390000000</dc:date>
    <meta:editing-duration>PT26M7S</meta:editing-duration>
    <meta:editing-cycles>2</meta:editing-cycles>
    <meta:document-statistic meta:table-count="0" meta:image-count="0" meta:object-count="0" meta:page-count="1" meta:paragraph-count="8" meta:word-count="72" meta:character-count="587" meta:non-whitespace-character-count="521"/>
  </office:meta>
</office:document-meta>
</file>